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71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0.0657in" svg:height="0.1866in" svg:x="5.0157in" svg:y="0in">
            <text:p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0.0657in" svg:height="0.1866in" svg:x="15.5606in" svg:y="0in">
            <text:p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4.2291in" svg:y="0.0394in">
            <draw:object draw:notify-on-update-of-ranges="Sheet1.G1:Sheet1.G1 Sheet1.H1:Sheet1.K1 Sheet1.G2:Sheet1.G2 Sheet1.H2:Sheet1.K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69in" svg:height="3.5449in" svg:x="14.4799in" svg:y="1.9138in">
            <draw:object draw:notify-on-update-of-ranges="Sheet1.S1:Sheet1.S1 Sheet1.T1:Sheet1.W1 Sheet1.S2:Sheet1.S2 Sheet1.T2:Sheet1.W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2" table:default-cell-style-name="Default"/>
        <table:table-row table:style-name="ro1">
          <table:table-cell/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promedio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suma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  <table:table-cell/>
          <table:table-cell office:value-type="string" calcext:value-type="string">
            <text:p>var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Asm+4</text:p>
          </table:table-cell>
          <table:table-cell office:value-type="string" calcext:value-type="string">
            <text:p>Asm+8</text:p>
          </table:table-cell>
          <table:table-cell office:value-type="string" calcext:value-type="string">
            <text:p>Asm+16</text:p>
          </table:table-cell>
        </table:table-row>
        <table:table-row table:style-name="ro1">
          <table:table-cell/>
          <table:table-cell office:value-type="float" office:value="114784" calcext:value-type="float">
            <text:p>114784</text:p>
          </table:table-cell>
          <table:table-cell office:value-type="float" office:value="123704" calcext:value-type="float">
            <text:p>123704</text:p>
          </table:table-cell>
          <table:table-cell office:value-type="float" office:value="135904" calcext:value-type="float">
            <text:p>135904</text:p>
          </table:table-cell>
          <table:table-cell office:value-type="float" office:value="157832" calcext:value-type="float">
            <text:p>157832</text:p>
          </table:table-cell>
          <table:table-cell table:number-columns-repeated="2"/>
          <table:table-cell table:formula="of:=AVERAGE([.B4:.B9])" office:value-type="float" office:value="142868" calcext:value-type="float">
            <text:p>142868</text:p>
          </table:table-cell>
          <table:table-cell table:formula="of:=AVERAGE([.C4:.C9])" office:value-type="float" office:value="140766.666666667" calcext:value-type="float">
            <text:p>140766.666666667</text:p>
          </table:table-cell>
          <table:table-cell table:formula="of:=AVERAGE([.D4:.D9])" office:value-type="float" office:value="163145.333333333" calcext:value-type="float">
            <text:p>163145.333333333</text:p>
          </table:table-cell>
          <table:table-cell table:formula="of:=AVERAGE([.E4:.E9])" office:value-type="float" office:value="179628" calcext:value-type="float">
            <text:p>179628</text:p>
          </table:table-cell>
          <table:table-cell table:number-columns-repeated="2"/>
          <table:table-cell table:formula="of:=([.B4]-[.H$2])^2" office:value-type="float" office:value="63043600" calcext:value-type="float">
            <text:p>63043600</text:p>
          </table:table-cell>
          <table:table-cell table:formula="of:=([.C4]-[.I$2])^2" office:value-type="float" office:value="69600087.111111" calcext:value-type="float">
            <text:p>69600087.111111</text:p>
          </table:table-cell>
          <table:table-cell table:formula="of:=([.D4]-[.J$2])^2" office:value-type="float" office:value="118926295.111111" calcext:value-type="float">
            <text:p>118926295.111111</text:p>
          </table:table-cell>
          <table:table-cell table:formula="of:=([.E4]-[.K$2])^2" office:value-type="float" office:value="280763536" calcext:value-type="float">
            <text:p>280763536</text:p>
          </table:table-cell>
          <table:table-cell table:number-columns-repeated="2"/>
          <table:table-cell table:formula="of:=SUM([.N2:.N7])/6" office:value-type="float" office:value="51396624" calcext:value-type="float">
            <text:p>51396624</text:p>
          </table:table-cell>
          <table:table-cell table:formula="of:=SUM([.O2:.O7])/6" office:value-type="float" office:value="16457459.5555556" calcext:value-type="float">
            <text:p>16457459.5555556</text:p>
          </table:table-cell>
          <table:table-cell table:formula="of:=SUM([.P2:.P7])/6" office:value-type="float" office:value="26318366.2222222" calcext:value-type="float">
            <text:p>26318366.2222222</text:p>
          </table:table-cell>
          <table:table-cell table:formula="of:=SUM([.Q2:.Q7])/6" office:value-type="float" office:value="93222501.3333333" calcext:value-type="float">
            <text:p>93222501.3333333</text:p>
          </table:table-cell>
        </table:table-row>
        <table:table-row table:style-name="ro1">
          <table:table-cell/>
          <table:table-cell office:value-type="float" office:value="123232" calcext:value-type="float">
            <text:p>123232</text:p>
          </table:table-cell>
          <table:table-cell office:value-type="float" office:value="127736" calcext:value-type="float">
            <text:p>127736</text:p>
          </table:table-cell>
          <table:table-cell office:value-type="float" office:value="141632" calcext:value-type="float">
            <text:p>141632</text:p>
          </table:table-cell>
          <table:table-cell office:value-type="float" office:value="158512" calcext:value-type="float">
            <text:p>158512</text:p>
          </table:table-cell>
          <table:table-cell table:number-columns-repeated="8"/>
          <table:table-cell table:formula="of:=([.B5]-[.H$2])^2" office:value-type="float" office:value="47059600" calcext:value-type="float">
            <text:p>47059600</text:p>
          </table:table-cell>
          <table:table-cell table:formula="of:=([.C5]-[.I$2])^2" office:value-type="float" office:value="1514540.44444442" calcext:value-type="float">
            <text:p>1514540.44444442</text:p>
          </table:table-cell>
          <table:table-cell table:formula="of:=([.D5]-[.J$2])^2" office:value-type="float" office:value="650711.111111095" calcext:value-type="float">
            <text:p>650711.111111095</text:p>
          </table:table-cell>
          <table:table-cell table:formula="of:=([.E5]-[.K$2])^2" office:value-type="float" office:value="53875600" calcext:value-type="float">
            <text:p>53875600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4928" calcext:value-type="float">
            <text:p>134928</text:p>
          </table:table-cell>
          <table:table-cell office:value-type="float" office:value="132424" calcext:value-type="float">
            <text:p>132424</text:p>
          </table:table-cell>
          <table:table-cell office:value-type="float" office:value="152240" calcext:value-type="float">
            <text:p>152240</text:p>
          </table:table-cell>
          <table:table-cell office:value-type="float" office:value="162872" calcext:value-type="float">
            <text:p>162872</text:p>
          </table:table-cell>
          <table:table-cell table:number-columns-repeated="8"/>
          <table:table-cell table:formula="of:=([.B6]-[.H$2])^2" office:value-type="float" office:value="31225744" calcext:value-type="float">
            <text:p>31225744</text:p>
          </table:table-cell>
          <table:table-cell table:formula="of:=([.C6]-[.I$2])^2" office:value-type="float" office:value="1662380.44444447" calcext:value-type="float">
            <text:p>1662380.44444447</text:p>
          </table:table-cell>
          <table:table-cell table:formula="of:=([.D6]-[.J$2])^2" office:value-type="float" office:value="1095511.11111109" calcext:value-type="float">
            <text:p>1095511.11111109</text:p>
          </table:table-cell>
          <table:table-cell table:formula="of:=([.E6]-[.K$2])^2" office:value-type="float" office:value="121104" calcext:value-type="float">
            <text:p>121104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6008" calcext:value-type="float">
            <text:p>136008</text:p>
          </table:table-cell>
          <table:table-cell office:value-type="float" office:value="139536" calcext:value-type="float">
            <text:p>139536</text:p>
          </table:table-cell>
          <table:table-cell office:value-type="float" office:value="163952" calcext:value-type="float">
            <text:p>163952</text:p>
          </table:table-cell>
          <table:table-cell office:value-type="float" office:value="172288" calcext:value-type="float">
            <text:p>172288</text:p>
          </table:table-cell>
          <table:table-cell table:number-columns-repeated="8"/>
          <table:table-cell table:formula="of:=([.B7]-[.H$2])^2" office:value-type="float" office:value="8410000" calcext:value-type="float">
            <text:p>8410000</text:p>
          </table:table-cell>
          <table:table-cell table:formula="of:=([.C7]-[.I$2])^2" office:value-type="float" office:value="1767127.11111114" calcext:value-type="float">
            <text:p>1767127.11111114</text:p>
          </table:table-cell>
          <table:table-cell table:formula="of:=([.D7]-[.J$2])^2" office:value-type="float" office:value="1180844.44444442" calcext:value-type="float">
            <text:p>1180844.44444442</text:p>
          </table:table-cell>
          <table:table-cell table:formula="of:=([.E7]-[.K$2])^2" office:value-type="float" office:value="15023376" calcext:value-type="float">
            <text:p>150233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37280" calcext:value-type="float">
            <text:p>137280</text:p>
          </table:table-cell>
          <table:table-cell office:value-type="float" office:value="142056" calcext:value-type="float">
            <text:p>142056</text:p>
          </table:table-cell>
          <table:table-cell office:value-type="float" office:value="164192" calcext:value-type="float">
            <text:p>164192</text:p>
          </table:table-cell>
          <table:table-cell office:value-type="float" office:value="179976" calcext:value-type="float">
            <text:p>179976</text:p>
          </table:table-cell>
          <table:table-cell table:number-columns-repeated="8"/>
          <table:table-cell table:formula="of:=([.B8]-[.H$2])^2" office:value-type="float" office:value="49730704" calcext:value-type="float">
            <text:p>49730704</text:p>
          </table:table-cell>
          <table:table-cell table:formula="of:=([.C8]-[.I$2])^2" office:value-type="float" office:value="11460481.7777778" calcext:value-type="float">
            <text:p>11460481.7777778</text:p>
          </table:table-cell>
          <table:table-cell table:formula="of:=([.D8]-[.J$2])^2" office:value-type="float" office:value="6303447.11111106" calcext:value-type="float">
            <text:p>6303447.11111106</text:p>
          </table:table-cell>
          <table:table-cell table:formula="of:=([.E8]-[.K$2])^2" office:value-type="float" office:value="55890576" calcext:value-type="float">
            <text:p>5589057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5768" calcext:value-type="float">
            <text:p>145768</text:p>
          </table:table-cell>
          <table:table-cell office:value-type="float" office:value="142096" calcext:value-type="float">
            <text:p>142096</text:p>
          </table:table-cell>
          <table:table-cell office:value-type="float" office:value="164232" calcext:value-type="float">
            <text:p>164232</text:p>
          </table:table-cell>
          <table:table-cell office:value-type="float" office:value="183504" calcext:value-type="float">
            <text:p>183504</text:p>
          </table:table-cell>
          <table:table-cell table:number-columns-repeated="8"/>
          <table:table-cell table:formula="of:=([.B9]-[.H$2])^2" office:value-type="float" office:value="108910096" calcext:value-type="float">
            <text:p>108910096</text:p>
          </table:table-cell>
          <table:table-cell table:formula="of:=([.C9]-[.I$2])^2" office:value-type="float" office:value="12740140.4444445" calcext:value-type="float">
            <text:p>12740140.4444445</text:p>
          </table:table-cell>
          <table:table-cell table:formula="of:=([.D9]-[.J$2])^2" office:value-type="float" office:value="29753388.4444443" calcext:value-type="float">
            <text:p>29753388.4444443</text:p>
          </table:table-cell>
          <table:table-cell table:formula="of:=([.E9]-[.K$2])^2" office:value-type="float" office:value="153660816" calcext:value-type="float">
            <text:p>153660816</text:p>
          </table:table-cell>
          <table:table-cell table:number-columns-repeated="6"/>
        </table:table-row>
        <table:table-row table:style-name="ro1">
          <table:table-cell/>
          <table:table-cell office:value-type="float" office:value="149920" calcext:value-type="float">
            <text:p>149920</text:p>
          </table:table-cell>
          <table:table-cell office:value-type="float" office:value="144152" calcext:value-type="float">
            <text:p>144152</text:p>
          </table:table-cell>
          <table:table-cell office:value-type="float" office:value="165656" calcext:value-type="float">
            <text:p>165656</text:p>
          </table:table-cell>
          <table:table-cell office:value-type="float" office:value="187104" calcext:value-type="float">
            <text:p>18710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3304" calcext:value-type="float">
            <text:p>153304</text:p>
          </table:table-cell>
          <table:table-cell office:value-type="float" office:value="144336" calcext:value-type="float">
            <text:p>144336</text:p>
          </table:table-cell>
          <table:table-cell office:value-type="float" office:value="168600" calcext:value-type="float">
            <text:p>168600</text:p>
          </table:table-cell>
          <table:table-cell office:value-type="float" office:value="192024" calcext:value-type="float">
            <text:p>192024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4840" calcext:value-type="float">
            <text:p>154840</text:p>
          </table:table-cell>
          <table:table-cell office:value-type="float" office:value="153560" calcext:value-type="float">
            <text:p>153560</text:p>
          </table:table-cell>
          <table:table-cell office:value-type="float" office:value="169232" calcext:value-type="float">
            <text:p>169232</text:p>
          </table:table-cell>
          <table:table-cell office:value-type="float" office:value="192760" calcext:value-type="float">
            <text:p>192760</text:p>
          </table:table-cell>
          <table:table-cell table:number-columns-repeated="18"/>
        </table:table-row>
        <table:table-row table:style-name="ro1">
          <table:table-cell/>
          <table:table-cell office:value-type="float" office:value="159272" calcext:value-type="float">
            <text:p>159272</text:p>
          </table:table-cell>
          <table:table-cell office:value-type="float" office:value="162952" calcext:value-type="float">
            <text:p>162952</text:p>
          </table:table-cell>
          <table:table-cell office:value-type="float" office:value="172808" calcext:value-type="float">
            <text:p>172808</text:p>
          </table:table-cell>
          <table:table-cell office:value-type="float" office:value="217576" calcext:value-type="float">
            <text:p>217576</text:p>
          </table:table-cell>
          <table:table-cell table:number-columns-repeated="18"/>
        </table:table-row>
      </table:table>
      <table:named-expressions/>
      <table:database-ranges>
        <table:database-range table:name="__Anonymous_Sheet_DB__0" table:target-range-address="Sheet1.E2:Sheet1.E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8">00/00/0000</text:date>, <text:time style:data-style-name="N2" text:time-value="12:17:16.278639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28T12:19:04.451439822</dc:date>
    <meta:generator>LibreOffice/4.2.6.3$Linux_X86_64 LibreOffice_project/420m0$Build-3</meta:generator>
    <meta:editing-duration>P0D</meta:editing-duration>
    <meta:editing-cycles>3</meta:editing-cycles>
    <meta:document-statistic meta:table-count="1" meta:cell-count="91" meta:object-count="4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747cm" svg:y="0.316cm" chart:style-name="ch2">
          <text:p>Performance Cropflip </text:p>
        </chart:title>
        <chart:subtitle svg:x="4.067cm" svg:y="1.301cm" chart:style-name="ch3">
          <text:p>Agregando Operaciones De lectura-escritura</text:p>
        </chart:subtitle>
        <chart:legend chart:legend-position="end" svg:x="14.292cm" svg:y="4.201cm" style:legend-expansion="high" chart:style-name="ch4"/>
        <chart:plot-area chart:style-name="ch5" table:cell-range-address="Sheet1.G1:Sheet1.K2" chart:data-source-has-labels="both" svg:x="1.331cm" svg:y="2.37cm" svg:width="12.321cm" svg:height="6.03cm">
          <chartooo:coordinate-region svg:x="2.693cm" svg:y="2.57cm" svg:width="10.959cm" svg:height="5.183cm"/>
          <chart:axis chart:dimension="x" chart:name="primary-x" chart:style-name="ch6" chartooo:axis-type="auto">
            <chartooo:date-scale/>
            <chart:categories table:cell-range-address="Sheet1.H1:Sheet1.K1"/>
          </chart:axis>
          <chart:axis chart:dimension="y" chart:name="primary-y" chart:style-name="ch7">
            <chart:title svg:x="0.451cm" svg:y="5.971cm" chart:style-name="ch8">
              <text:p>Tiempo</text:p>
            </chart:title>
            <chart:grid chart:style-name="ch9" chart:class="major"/>
          </chart:axis>
          <chart:series chart:style-name="ch10" chart:values-cell-range-address="Sheet1.H2:Sheet1.K2" chart:label-cell-address="Sheet1.G2:Sheet1.G2" chart:class="chart:bar"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H1:Sheet1.K1</svg:desc>
                </draw:g>
              </table:table-cell>
              <table:table-cell office:value-type="string">
                <text:p>Asm+4</text:p>
              </table:table-cell>
              <table:table-cell office:value-type="string">
                <text:p>Asm+8</text:p>
              </table:table-cell>
              <table:table-cell office:value-type="string">
                <text:p>Asm+16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G2:Sheet1.G2</svg:desc>
                </draw:g>
              </table:table-cell>
              <table:table-cell office:value-type="float" office:value="142868">
                <text:p>142868</text:p>
                <draw:g>
                  <svg:desc>Sheet1.H2:Sheet1.K2</svg:desc>
                </draw:g>
              </table:table-cell>
              <table:table-cell office:value-type="float" office:value="140766.666666667">
                <text:p>140766.666666667</text:p>
              </table:table-cell>
              <table:table-cell office:value-type="float" office:value="163145.333333333">
                <text:p>163145.333333333</text:p>
              </table:table-cell>
              <table:table-cell office:value-type="float" office:value="179628">
                <text:p>1796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5cm" svg:height="9.005cm" xlink:href=".." xlink:type="simple" chart:class="chart:bar" chart:style-name="ch1">
        <chart:title svg:x="4.897cm" svg:y="0.316cm" chart:style-name="ch2">
          <text:p>Varianza Performance Cropflip</text:p>
        </chart:title>
        <chart:subtitle svg:x="4.064cm" svg:y="1.301cm" chart:style-name="ch3">
          <text:p>Agregando Operaciones De lectura-escritura</text:p>
        </chart:subtitle>
        <chart:plot-area chart:style-name="ch4" table:cell-range-address="Sheet1.S1:Sheet1.W2" chart:data-source-has-labels="both" svg:x="1.33cm" svg:y="2.37cm" svg:width="14.027cm" svg:height="6.035cm">
          <chartooo:coordinate-region svg:x="3.248cm" svg:y="2.57cm" svg:width="12.109cm" svg:height="5.188cm"/>
          <chart:axis chart:dimension="x" chart:name="primary-x" chart:style-name="ch5" chartooo:axis-type="auto">
            <chartooo:date-scale/>
            <chart:categories table:cell-range-address="Sheet1.T1:Sheet1.W1"/>
          </chart:axis>
          <chart:axis chart:dimension="y" chart:name="primary-y" chart:style-name="ch6">
            <chart:title svg:x="0.451cm" svg:y="5.973cm" chart:style-name="ch7">
              <text:p>Tiempo</text:p>
            </chart:title>
            <chart:grid chart:style-name="ch8" chart:class="major"/>
          </chart:axis>
          <chart:series chart:style-name="ch9" chart:values-cell-range-address="Sheet1.T2:Sheet1.W2" chart:label-cell-address="Sheet1.S2:Sheet1.S2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sm</text:p>
                <draw:g>
                  <svg:desc>Sheet1.T1:Sheet1.W1</svg:desc>
                </draw:g>
              </table:table-cell>
              <table:table-cell office:value-type="string">
                <text:p>Asm+4</text:p>
              </table:table-cell>
              <table:table-cell office:value-type="string">
                <text:p>Asm+8</text:p>
              </table:table-cell>
              <table:table-cell office:value-type="string">
                <text:p>Asm+16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S2:Sheet1.S2</svg:desc>
                </draw:g>
              </table:table-cell>
              <table:table-cell office:value-type="float" office:value="51396624">
                <text:p>51396624</text:p>
                <draw:g>
                  <svg:desc>Sheet1.T2:Sheet1.W2</svg:desc>
                </draw:g>
              </table:table-cell>
              <table:table-cell office:value-type="float" office:value="16457459.5555556">
                <text:p>16457459.5555556</text:p>
              </table:table-cell>
              <table:table-cell office:value-type="float" office:value="26318366.2222222">
                <text:p>26318366.2222222</text:p>
              </table:table-cell>
              <table:table-cell office:value-type="float" office:value="93222501.3333333">
                <text:p>93222501.333333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